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16cm"/>
    </style:style>
    <style:style style:name="co2" style:family="table-column">
      <style:table-column-properties fo:break-before="auto" style:column-width="7.071cm"/>
    </style:style>
    <style:style style:name="co3" style:family="table-column">
      <style:table-column-properties fo:break-before="auto" style:column-width="7.2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cm" svg:height="20cm" svg:x="2.235cm" svg:y="6.501cm">
            <draw:object draw:notify-on-update-of-ranges="Sheet1.A1:Sheet1.A1 Sheet1.B1:Sheet1.B1 Sheet1.C1:Sheet1.C1 Sheet1.D1:Sheet1.D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2.181cm" svg:y="27.273cm">
            <draw:object draw:notify-on-update-of-ranges="Sheet1.A1:Sheet1.A1 Sheet1.B1:Sheet1.B1 Sheet1.C1:Sheet1.C1 Sheet1.D1:Sheet1.D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2.318cm" svg:y="48.417cm">
            <draw:object draw:notify-on-update-of-ranges="Sheet1.A1:Sheet1.A1 Sheet1.B1:Sheet1.B1 Sheet1.C1:Sheet1.C1 Sheet1.D1:Sheet1.D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5.4.43-1-SLACK-MODERN</text:p>
          </table:table-cell>
          <table:table-cell office:value-type="string" calcext:value-type="string">
            <text:p>5.4.43-1-SLACK-FULL-ATTACKSURFACE</text:p>
          </table:table-cell>
          <table:table-cell office:value-type="string" calcext:value-type="string">
            <text:p>5.4.43-1-SLACK-FULL-SLUB-DEBUG-OFF</text:p>
          </table:table-cell>
        </table:table-row>
        <table:table-row table:style-name="ro1">
          <table:table-cell office:value-type="string" calcext:value-type="string">
            <text:p>Run 1 time</text:p>
          </table:table-cell>
          <table:table-cell office:value-type="float" office:value="1659.609" calcext:value-type="float">
            <text:p>1659,609</text:p>
          </table:table-cell>
          <table:table-cell office:value-type="float" office:value="1877.238" calcext:value-type="float">
            <text:p>1877,238</text:p>
          </table:table-cell>
          <table:table-cell office:value-type="float" office:value="1729.409" calcext:value-type="float">
            <text:p>1729,409</text:p>
          </table:table-cell>
        </table:table-row>
        <table:table-row table:style-name="ro1">
          <table:table-cell office:value-type="string" calcext:value-type="string">
            <text:p>Run 1 system</text:p>
          </table:table-cell>
          <table:table-cell office:value-type="float" office:value="1578.884" calcext:value-type="float">
            <text:p>1578,884</text:p>
          </table:table-cell>
          <table:table-cell office:value-type="float" office:value="2624.275" calcext:value-type="float">
            <text:p>2624,275</text:p>
          </table:table-cell>
          <table:table-cell office:value-type="float" office:value="1763.57" calcext:value-type="float">
            <text:p>1763,57</text:p>
          </table:table-cell>
        </table:table-row>
        <table:table-row table:style-name="ro1">
          <table:table-cell office:value-type="string" calcext:value-type="string">
            <text:p>Run 1 user</text:p>
          </table:table-cell>
          <table:table-cell office:value-type="float" office:value="16475.114" calcext:value-type="float">
            <text:p>16475,114</text:p>
          </table:table-cell>
          <table:table-cell office:value-type="float" office:value="17227.557" calcext:value-type="float">
            <text:p>17227,557</text:p>
          </table:table-cell>
          <table:table-cell office:value-type="float" office:value="17064.99" calcext:value-type="float">
            <text:p>17064,99</text:p>
          </table:table-cell>
        </table:table-row>
        <table:table-row table:style-name="ro1">
          <table:table-cell office:value-type="string" calcext:value-type="string">
            <text:p>Run 2 time</text:p>
          </table:table-cell>
          <table:table-cell office:value-type="float" office:value="1652.652" calcext:value-type="float">
            <text:p>1652,652</text:p>
          </table:table-cell>
          <table:table-cell office:value-type="float" office:value="1846.168" calcext:value-type="float">
            <text:p>1846,168</text:p>
          </table:table-cell>
          <table:table-cell office:value-type="float" office:value="1723.927" calcext:value-type="float">
            <text:p>1723,927</text:p>
          </table:table-cell>
        </table:table-row>
        <table:table-row table:style-name="ro1">
          <table:table-cell office:value-type="string" calcext:value-type="string">
            <text:p>Run 2 system</text:p>
          </table:table-cell>
          <table:table-cell office:value-type="float" office:value="1609.243" calcext:value-type="float">
            <text:p>1609,243</text:p>
          </table:table-cell>
          <table:table-cell office:value-type="float" office:value="2657.759" calcext:value-type="float">
            <text:p>2657,759</text:p>
          </table:table-cell>
          <table:table-cell office:value-type="float" office:value="1793.426" calcext:value-type="float">
            <text:p>1793,426</text:p>
          </table:table-cell>
        </table:table-row>
        <table:table-row table:style-name="ro1">
          <table:table-cell office:value-type="string" calcext:value-type="string">
            <text:p>Run 2 user</text:p>
          </table:table-cell>
          <table:table-cell office:value-type="float" office:value="16499.639" calcext:value-type="float">
            <text:p>16499,639</text:p>
          </table:table-cell>
          <table:table-cell office:value-type="float" office:value="17247.504" calcext:value-type="float">
            <text:p>17247,504</text:p>
          </table:table-cell>
          <table:table-cell office:value-type="float" office:value="17083.799" calcext:value-type="float">
            <text:p>17083,79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 1 full %</text:p>
          </table:table-cell>
          <table:table-cell table:formula="of:=([.C2]/[.B2])*100" office:value-type="float" office:value="113.113269450816" calcext:value-type="float">
            <text:p>113,113269450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2 full %</text:p>
          </table:table-cell>
          <table:table-cell table:formula="of:=([.C5]/[.B5])*100" office:value-type="float" office:value="111.709422189305" calcext:value-type="float">
            <text:p>111,709422189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1 no slub debug %</text:p>
          </table:table-cell>
          <table:table-cell table:formula="of:=([.D2]/[.B2])*100" office:value-type="float" office:value="104.205809922699" calcext:value-type="float">
            <text:p>104,205809922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2 no slub debug %</text:p>
          </table:table-cell>
          <table:table-cell table:formula="of:=([.D5]/[.B5])*100" office:value-type="float" office:value="104.312765179844" calcext:value-type="float">
            <text:p>104,3127651798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nl" fo:country="BE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6:45:41.342241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18:35:30.240040779</meta:creation-date>
    <dc:date>2020-05-30T16:57:08.053228587</dc:date>
    <meta:editing-duration>PT24M17S</meta:editing-duration>
    <meta:editing-cycles>3</meta:editing-cycles>
    <meta:generator>LibreOffice/6.4.4.2$Linux_X86_64 LibreOffice_project/40$Build-2</meta:generator>
    <meta:document-statistic meta:table-count="1" meta:cell-count="3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6.609cm" svg:y="0.536cm" chart:style-name="ch2">
          <text:p>kernel 5.6.2 compile duration</text:p>
        </chart:title>
        <chart:legend chart:legend-position="end" svg:x="32.473cm" svg:y="9.203cm" style:legend-expansion="high" chart:style-name="ch3"/>
        <chart:plot-area chart:style-name="ch4" table:cell-range-address="Sheet1.A1:Sheet1.D2 Sheet1.A5:Sheet1.D5" chart:data-source-has-labels="both" svg:x="0.8cm" svg:y="1.741cm" svg:width="30.873cm" svg:height="17.86cm">
          <chartooo:coordinate-region svg:x="1.898cm" svg:y="1.94cm" svg:width="29.775cm" svg:height="17.014cm"/>
          <chart:axis chart:dimension="x" chart:name="primary-x" chart:style-name="ch5" chartooo:axis-type="auto">
            <chartooo:date-scale/>
            <chart:categories table:cell-range-address="Sheet1.A2:Sheet1.A2 Sheet1.A5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 Sheet1.B5:Sheet1.B5" chart:label-cell-address="Sheet1.B1:Sheet1.B1" chart:class="chart:bar">
            <chart:data-point chart:repeated="2"/>
          </chart:series>
          <chart:series chart:style-name="ch9" chart:values-cell-range-address="Sheet1.C2:Sheet1.C2 Sheet1.C5:Sheet1.C5" chart:label-cell-address="Sheet1.C1:Sheet1.C1" chart:class="chart:bar">
            <chart:data-point chart:repeated="2"/>
          </chart:series>
          <chart:series chart:style-name="ch10" chart:values-cell-range-address="Sheet1.D2:Sheet1.D2 Sheet1.D5:Sheet1.D5" chart:label-cell-address="Sheet1.D1:Sheet1.D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4.43-1-SLACK-MODERN</text:p>
                <draw:g>
                  <svg:desc>Sheet1.B1:Sheet1.B1</svg:desc>
                </draw:g>
              </table:table-cell>
              <table:table-cell office:value-type="string">
                <text:p>5.4.43-1-SLACK-FULL-ATTACKSURFACE</text:p>
                <draw:g>
                  <svg:desc>Sheet1.C1:Sheet1.C1</svg:desc>
                </draw:g>
              </table:table-cell>
              <table:table-cell office:value-type="string">
                <text:p>5.4.43-1-SLACK-FULL-SLUB-DEBUG-OFF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 1 time</text:p>
                <draw:g>
                  <svg:desc>Sheet1.A2:Sheet1.A2 Sheet1.A5:Sheet1.A5</svg:desc>
                </draw:g>
              </table:table-cell>
              <table:table-cell office:value-type="float" office:value="1659.609">
                <text:p>1659.609</text:p>
                <draw:g>
                  <svg:desc>Sheet1.B2:Sheet1.B2 Sheet1.B5:Sheet1.B5</svg:desc>
                </draw:g>
              </table:table-cell>
              <table:table-cell office:value-type="float" office:value="1877.238">
                <text:p>1877.238</text:p>
                <draw:g>
                  <svg:desc>Sheet1.C2:Sheet1.C2 Sheet1.C5:Sheet1.C5</svg:desc>
                </draw:g>
              </table:table-cell>
              <table:table-cell office:value-type="float" office:value="1729.409">
                <text:p>1729.409</text:p>
                <draw:g>
                  <svg:desc>Sheet1.D2:Sheet1.D2 Sheet1.D5:Sheet1.D5</svg:desc>
                </draw:g>
              </table:table-cell>
            </table:table-row>
            <table:table-row>
              <table:table-cell office:value-type="string">
                <text:p>Run 2 time</text:p>
              </table:table-cell>
              <table:table-cell office:value-type="float" office:value="1652.652">
                <text:p>1652.652</text:p>
              </table:table-cell>
              <table:table-cell office:value-type="float" office:value="1846.168">
                <text:p>1846.168</text:p>
              </table:table-cell>
              <table:table-cell office:value-type="float" office:value="1723.927">
                <text:p>1723.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7.112cm" svg:y="0.536cm" chart:style-name="ch2">
          <text:p>kernel 5.6.2 system time</text:p>
        </chart:title>
        <chart:legend chart:legend-position="end" svg:x="32.473cm" svg:y="9.203cm" style:legend-expansion="high" chart:style-name="ch3"/>
        <chart:plot-area chart:style-name="ch4" table:cell-range-address="Sheet1.A1:Sheet1.D1 Sheet1.A3:Sheet1.D3 Sheet1.A6:Sheet1.D6" chart:data-source-has-labels="both" svg:x="0.8cm" svg:y="1.741cm" svg:width="30.873cm" svg:height="17.86cm">
          <chartooo:coordinate-region svg:x="1.898cm" svg:y="1.94cm" svg:width="29.775cm" svg:height="17.014cm"/>
          <chart:axis chart:dimension="x" chart:name="primary-x" chart:style-name="ch5" chartooo:axis-type="auto">
            <chartooo:date-scale/>
            <chart:categories table:cell-range-address="Sheet1.A3:Sheet1.A3 Sheet1.A6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3 Sheet1.B6:Sheet1.B6" chart:label-cell-address="Sheet1.B1:Sheet1.B1" chart:class="chart:bar">
            <chart:data-point chart:repeated="2"/>
          </chart:series>
          <chart:series chart:style-name="ch9" chart:values-cell-range-address="Sheet1.C3:Sheet1.C3 Sheet1.C6:Sheet1.C6" chart:label-cell-address="Sheet1.C1:Sheet1.C1" chart:class="chart:bar">
            <chart:data-point chart:repeated="2"/>
          </chart:series>
          <chart:series chart:style-name="ch10" chart:values-cell-range-address="Sheet1.D3:Sheet1.D3 Sheet1.D6:Sheet1.D6" chart:label-cell-address="Sheet1.D1:Sheet1.D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4.43-1-SLACK-MODERN</text:p>
                <draw:g>
                  <svg:desc>Sheet1.B1:Sheet1.B1</svg:desc>
                </draw:g>
              </table:table-cell>
              <table:table-cell office:value-type="string">
                <text:p>5.4.43-1-SLACK-FULL-ATTACKSURFACE</text:p>
                <draw:g>
                  <svg:desc>Sheet1.C1:Sheet1.C1</svg:desc>
                </draw:g>
              </table:table-cell>
              <table:table-cell office:value-type="string">
                <text:p>5.4.43-1-SLACK-FULL-SLUB-DEBUG-OFF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 1 system</text:p>
                <draw:g>
                  <svg:desc>Sheet1.A3:Sheet1.A3 Sheet1.A6:Sheet1.A6</svg:desc>
                </draw:g>
              </table:table-cell>
              <table:table-cell office:value-type="float" office:value="1578.884">
                <text:p>1578.884</text:p>
                <draw:g>
                  <svg:desc>Sheet1.B3:Sheet1.B3 Sheet1.B6:Sheet1.B6</svg:desc>
                </draw:g>
              </table:table-cell>
              <table:table-cell office:value-type="float" office:value="2624.275">
                <text:p>2624.275</text:p>
                <draw:g>
                  <svg:desc>Sheet1.C3:Sheet1.C3 Sheet1.C6:Sheet1.C6</svg:desc>
                </draw:g>
              </table:table-cell>
              <table:table-cell office:value-type="float" office:value="1763.57">
                <text:p>1763.57</text:p>
                <draw:g>
                  <svg:desc>Sheet1.D3:Sheet1.D3 Sheet1.D6:Sheet1.D6</svg:desc>
                </draw:g>
              </table:table-cell>
            </table:table-row>
            <table:table-row>
              <table:table-cell office:value-type="string">
                <text:p>Run 2 system</text:p>
              </table:table-cell>
              <table:table-cell office:value-type="float" office:value="1609.243">
                <text:p>1609.243</text:p>
              </table:table-cell>
              <table:table-cell office:value-type="float" office:value="2657.759">
                <text:p>2657.759</text:p>
              </table:table-cell>
              <table:table-cell office:value-type="float" office:value="1793.426">
                <text:p>1793.4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bar" chart:style-name="ch1">
        <chart:title svg:x="17.443cm" svg:y="0.536cm" chart:style-name="ch2">
          <text:p>kernel 5.6.2 user time</text:p>
        </chart:title>
        <chart:legend chart:legend-position="end" svg:x="32.473cm" svg:y="9.203cm" style:legend-expansion="high" chart:style-name="ch3"/>
        <chart:plot-area chart:style-name="ch4" table:cell-range-address="Sheet1.A1:Sheet1.D1 Sheet1.A4:Sheet1.D4 Sheet1.A7:Sheet1.D7" chart:data-source-has-labels="both" svg:x="0.8cm" svg:y="1.741cm" svg:width="30.873cm" svg:height="17.86cm">
          <chartooo:coordinate-region svg:x="2.109cm" svg:y="1.94cm" svg:width="29.564cm" svg:height="17.014cm"/>
          <chart:axis chart:dimension="x" chart:name="primary-x" chart:style-name="ch5" chartooo:axis-type="auto">
            <chartooo:date-scale/>
            <chart:categories table:cell-range-address="Sheet1.A4:Sheet1.A4 Sheet1.A7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4 Sheet1.B7:Sheet1.B7" chart:label-cell-address="Sheet1.B1:Sheet1.B1" chart:class="chart:bar">
            <chart:data-point chart:repeated="2"/>
          </chart:series>
          <chart:series chart:style-name="ch9" chart:values-cell-range-address="Sheet1.C4:Sheet1.C4 Sheet1.C7:Sheet1.C7" chart:label-cell-address="Sheet1.C1:Sheet1.C1" chart:class="chart:bar">
            <chart:data-point chart:repeated="2"/>
          </chart:series>
          <chart:series chart:style-name="ch10" chart:values-cell-range-address="Sheet1.D4:Sheet1.D4 Sheet1.D7:Sheet1.D7" chart:label-cell-address="Sheet1.D1:Sheet1.D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4.43-1-SLACK-MODERN</text:p>
                <draw:g>
                  <svg:desc>Sheet1.B1:Sheet1.B1</svg:desc>
                </draw:g>
              </table:table-cell>
              <table:table-cell office:value-type="string">
                <text:p>5.4.43-1-SLACK-FULL-ATTACKSURFACE</text:p>
                <draw:g>
                  <svg:desc>Sheet1.C1:Sheet1.C1</svg:desc>
                </draw:g>
              </table:table-cell>
              <table:table-cell office:value-type="string">
                <text:p>5.4.43-1-SLACK-FULL-SLUB-DEBUG-OFF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un 1 user</text:p>
                <draw:g>
                  <svg:desc>Sheet1.A4:Sheet1.A4 Sheet1.A7:Sheet1.A7</svg:desc>
                </draw:g>
              </table:table-cell>
              <table:table-cell office:value-type="float" office:value="16475.114">
                <text:p>16475.114</text:p>
                <draw:g>
                  <svg:desc>Sheet1.B4:Sheet1.B4 Sheet1.B7:Sheet1.B7</svg:desc>
                </draw:g>
              </table:table-cell>
              <table:table-cell office:value-type="float" office:value="17227.557">
                <text:p>17227.557</text:p>
                <draw:g>
                  <svg:desc>Sheet1.C4:Sheet1.C4 Sheet1.C7:Sheet1.C7</svg:desc>
                </draw:g>
              </table:table-cell>
              <table:table-cell office:value-type="float" office:value="17064.99">
                <text:p>17064.99</text:p>
                <draw:g>
                  <svg:desc>Sheet1.D4:Sheet1.D4 Sheet1.D7:Sheet1.D7</svg:desc>
                </draw:g>
              </table:table-cell>
            </table:table-row>
            <table:table-row>
              <table:table-cell office:value-type="string">
                <text:p>Run 2 user</text:p>
              </table:table-cell>
              <table:table-cell office:value-type="float" office:value="16499.639">
                <text:p>16499.639</text:p>
              </table:table-cell>
              <table:table-cell office:value-type="float" office:value="17247.504">
                <text:p>17247.504</text:p>
              </table:table-cell>
              <table:table-cell office:value-type="float" office:value="17083.799">
                <text:p>17083.7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